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5.441cm"/>
    </style:style>
    <style:style style:name="co3" style:family="table-column">
      <style:table-column-properties fo:break-before="auto" style:column-width="17.565cm"/>
    </style:style>
    <style:style style:name="ro1" style:family="table-row">
      <style:table-row-properties style:row-height="2.842cm" fo:break-before="auto" style:use-optimal-row-height="false"/>
    </style:style>
    <style:style style:name="ro2" style:family="table-row">
      <style:table-row-properties style:row-height="1.762cm" fo:break-before="auto" style:use-optimal-row-height="false"/>
    </style:style>
    <style:style style:name="ro3" style:family="table-row">
      <style:table-row-properties style:row-height="0.342cm" fo:break-before="auto" style:use-optimal-row-height="false"/>
    </style:style>
    <style:style style:name="ro4" style:family="table-row">
      <style:table-row-properties style:row-height="1.053cm" fo:break-before="auto" style:use-optimal-row-height="false"/>
    </style:style>
    <style:style style:name="ro5" style:family="table-row">
      <style:table-row-properties style:row-height="0.762cm" fo:break-before="auto" style:use-optimal-row-height="false"/>
    </style:style>
    <style:style style:name="ro6" style:family="table-row">
      <style:table-row-properties style:row-height="14.268cm" fo:break-before="auto" style:use-optimal-row-height="true"/>
    </style:style>
    <style:style style:name="ro7" style:family="table-row">
      <style:table-row-properties style:row-height="7.16cm" fo:break-before="auto" style:use-optimal-row-height="true"/>
    </style:style>
    <style:style style:name="ro8" style:family="table-row">
      <style:table-row-properties style:row-height="6.765cm" fo:break-before="auto" style:use-optimal-row-height="true"/>
    </style:style>
    <style:style style:name="ro9" style:family="table-row">
      <style:table-row-properties style:row-height="2.422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15.453cm" fo:break-before="auto" style:use-optimal-row-height="true"/>
    </style:style>
    <style:style style:name="ro12" style:family="table-row">
      <style:table-row-properties style:row-height="4.001cm" fo:break-before="auto" style:use-optimal-row-height="true"/>
    </style:style>
    <style:style style:name="ro13" style:family="table-row">
      <style:table-row-properties style:row-height="4.396cm" fo:break-before="auto" style:use-optimal-row-height="true"/>
    </style:style>
    <style:style style:name="ro14" style:family="table-row">
      <style:table-row-properties style:row-height="5.186cm" fo:break-before="auto" style:use-optimal-row-height="true"/>
    </style:style>
    <style:style style:name="ro15" style:family="table-row">
      <style:table-row-properties style:row-height="5.581cm" fo:break-before="auto" style:use-optimal-row-height="true"/>
    </style:style>
    <style:style style:name="ro16" style:family="table-row">
      <style:table-row-properties style:row-height="2.817cm" fo:break-before="auto" style:use-optimal-row-height="true"/>
    </style:style>
    <style:style style:name="ro17" style:family="table-row">
      <style:table-row-properties style:row-height="9.924cm" fo:break-before="auto" style:use-optimal-row-height="true"/>
    </style:style>
    <style:style style:name="ro18" style:family="table-row">
      <style:table-row-properties style:row-height="2.027cm" fo:break-before="auto" style:use-optimal-row-height="true"/>
    </style:style>
    <style:style style:name="ro19" style:family="table-row">
      <style:table-row-properties style:row-height="3.605cm" fo:break-before="auto" style:use-optimal-row-height="true"/>
    </style:style>
    <style:style style:name="ro20" style:family="table-row">
      <style:table-row-properties style:row-height="3.21cm" fo:break-before="auto" style:use-optimal-row-height="true"/>
    </style:style>
    <style:style style:name="ro21" style:family="table-row">
      <style:table-row-properties style:row-height="7.555cm" fo:break-before="auto" style:use-optimal-row-height="true"/>
    </style:style>
    <style:style style:name="ro22" style:family="table-row">
      <style:table-row-properties style:row-height="7.95cm" fo:break-before="auto" style:use-optimal-row-height="true"/>
    </style:style>
    <style:style style:name="ro23" style:family="table-row">
      <style:table-row-properties style:row-height="9.529cm" fo:break-before="auto" style:use-optimal-row-height="true"/>
    </style:style>
    <style:style style:name="ro24" style:family="table-row">
      <style:table-row-properties style:row-height="8.345cm" fo:break-before="auto" style:use-optimal-row-height="true"/>
    </style:style>
    <style:style style:name="ro2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row table:style-name="ro1">
          <table:table-cell office:value-type="float" office:value="6">
            <text:p>6</text:p>
          </table:table-cell>
          <table:table-cell office:value-type="string">
            <text:p>Sales rep can order a meal</text:p>
          </table:table-cell>
          <table:table-cell office:value-type="string">
            <text:p>Sales rep can order a meal from the search result page as well as the details page of the meal. After choosing to order a meal, more info is asked to the sales rep that will complete his order - no. of people, date &amp; time and Venue, and the credit card details</text:p>
          </table:table-cell>
        </table:table-row>
        <table:table-row table:style-name="ro2">
          <table:table-cell office:value-type="float" office:value="7">
            <text:p>7</text:p>
          </table:table-cell>
          <table:table-cell office:value-type="string">
            <text:p>Sales rep can view his order summary after placing the order</text:p>
          </table:table-cell>
          <table:table-cell office:value-type="string">
            <text:p>After submitting all details for a meal order, sales rep will be shown an order summary so he can review his order one last time before placing the order (similar to restaurants where the waiter repeats the order after you say it)</text:p>
          </table:table-cell>
        </table:table-row>
        <table:table-row table:style-name="ro3">
          <table:table-cell office:value-type="float" office:value="8">
            <text:p>8</text:p>
          </table:table-cell>
          <table:table-cell office:value-type="string">
            <text:p>Sales rep can confirm his order to seal the payment</text:p>
          </table:table-cell>
          <table:table-cell office:value-type="string">
            <text:p>After sales rep reviews the order summary, he can confirm the order. Exactly at this time, the order will be sent to the respective caterer and will start showing on his dashboard. They amount will be deducted from the sales rep's account but will not be transferred yet to the caterer's account. If there isn't enough amount in sales rep's account,</text:p>
          </table:table-cell>
        </table:table-row>
        <table:table-row table:style-name="ro4">
          <table:table-cell office:value-type="float" office:value="9">
            <text:p>9</text:p>
          </table:table-cell>
          <table:table-cell office:value-type="string">
            <text:p>Sales rep will have the tip amount and shipping charges added to the final invoice</text:p>
          </table:table-cell>
          <table:table-cell office:value-type="string">
            <text:p>When sales rep places the order, the tip amount and shipping charges will get auto-added to the order summary. If the sales rep does not want to give any tip, or wants to give a different amount, he can contact LunchCompanion admin offline to make the changes to his invoice</text:p>
          </table:table-cell>
        </table:table-row>
        <table:table-row table:style-name="ro5">
          <table:table-cell office:value-type="float" office:value="10">
            <text:p>10</text:p>
          </table:table-cell>
          <table:table-cell office:value-type="string">
            <text:p>Sales rep can provide meal requirements in the Post request form</text:p>
          </table:table-cell>
          <table:table-cell office:value-type="string">
            <text:p>Sales rep can choose the required meal courses while posting a request for an order so that the LunchCompanion admin can take care of it while assigning the order to a caterer</text:p>
          </table:table-cell>
        </table:table-row>
        <table:table-row table:style-name="ro6">
          <table:table-cell office:value-type="float" office:value="11">
            <text:p>11</text:p>
          </table:table-cell>
          <table:table-cell office:value-type="string">
            <text:p>Sales rep can cancel an order placed by himself</text:p>
          </table:table-cell>
          <table:table-cell office:value-type="string">
            <text:p>Sales rep can cancel an order that he has placed. After cancelling the order will show the status of cancelled in his order list. Also, similarly in the caterer's list. The sales rep should not be able to cancel the order in a time less than 24 hours to the to the time of delivery. If he wants to cancel the order within 24 hours to delivery he should contact the LunchComapanion admin offline and ask him to cancel that order.</text:p>
          </table:table-cell>
        </table:table-row>
        <table:table-row table:style-name="ro7">
          <table:table-cell office:value-type="float" office:value="12">
            <text:p>12</text:p>
          </table:table-cell>
          <table:table-cell office:value-type="string">
            <text:p>Sales rep can place order for another meal after rejection</text:p>
          </table:table-cell>
          <table:table-cell office:value-type="string">
            <text:p>Sales rep will have an option to Search for more meals or to post a request for an order after his order is rejected by the caterer of the meal he ordered. This option will also be given to him in the rejection email.</text:p>
          </table:table-cell>
        </table:table-row>
        <table:table-row table:style-name="ro8">
          <table:table-cell office:value-type="float" office:value="13">
            <text:p>13</text:p>
          </table:table-cell>
          <table:table-cell office:value-type="string">
            <text:p>Sales rep can signin to the application </text:p>
          </table:table-cell>
          <table:table-cell office:value-type="string">
            <text:p>Sales rep can sign in to the app at any step in the application through header. He can search for meals, view meal details, with/without signing in but signin is compulsory for placing order for a meal</text:p>
          </table:table-cell>
        </table:table-row>
        <table:table-row table:style-name="ro9">
          <table:table-cell office:value-type="float" office:value="14">
            <text:p>14</text:p>
          </table:table-cell>
          <table:table-cell office:value-type="string">
            <text:p>Sales rep can signup for the application</text:p>
          </table:table-cell>
          <table:table-cell office:value-type="string">
            <text:p>Sales rep can signup at any step in the application through the header.</text:p>
          </table:table-cell>
        </table:table-row>
        <table:table-row table:style-name="ro10">
          <table:table-cell office:value-type="float" office:value="15">
            <text:p>15</text:p>
          </table:table-cell>
          <table:table-cell office:value-type="string">
            <text:p>Sales rep can setup his billing address while signup</text:p>
          </table:table-cell>
          <table:table-cell office:value-type="string">
            <text:p>While signing up, he will need to provide his email id, password and the billing info so that the payment can be done after he places any order.</text:p>
          </table:table-cell>
        </table:table-row>
        <table:table-row table:style-name="ro11">
          <table:table-cell office:value-type="float" office:value="16">
            <text:p>16</text:p>
          </table:table-cell>
          <table:table-cell office:value-type="string">
            <text:p>Sales rep can make the payment for the order he placed after delivery</text:p>
          </table:table-cell>
          <table:table-cell office:value-type="string">
            <text:p>For an accepted order - exactly one hour after the time of delivery (as provided by sales rep while placing the order), the held amount will be transferred to the caterer's account. A part of the amount will be sent to the LunchCompanion admin's account. If sales rep wants to cancel the payment after time of delivery (due to a failed delievry) he should contact the LunchyComapnion admin within the one hour after delivery and request him to cancel the payment.</text:p>
          </table:table-cell>
        </table:table-row>
        <table:table-row table:style-name="ro12">
          <table:table-cell office:value-type="float" office:value="17">
            <text:p>17</text:p>
          </table:table-cell>
          <table:table-cell office:value-type="string">
            <text:p>Sales rep can give feedback to a meal he had placed order for</text:p>
          </table:table-cell>
          <table:table-cell office:value-type="string">
            <text:p>After the payment is complete for an order, sales rep is enabled to provide his feedback and star rating for that meal package.</text:p>
          </table:table-cell>
        </table:table-row>
        <table:table-row table:style-name="ro13">
          <table:table-cell office:value-type="float" office:value="18">
            <text:p>18</text:p>
          </table:table-cell>
          <table:table-cell office:value-type="string">
            <text:p>Sales rep can view the feedback posted by other sales rep on a meal</text:p>
          </table:table-cell>
          <table:table-cell office:value-type="string">
            <text:p>On the details page of a meal, feedback and start ratings from all sales reps who provided the feedback for that meal will be shown</text:p>
          </table:table-cell>
        </table:table-row>
        <table:table-row table:style-name="ro14">
          <table:table-cell office:value-type="float" office:value="19">
            <text:p>19</text:p>
          </table:table-cell>
          <table:table-cell office:value-type="string">
            <text:p>Caterer can signup/sigin</text:p>
          </table:table-cell>
          <table:table-cell office:value-type="string">
            <text:p>A user needs to signin to the application before using it as a caterer. He can do so at any step in the application using the signin in the header</text:p>
          </table:table-cell>
        </table:table-row>
        <table:table-row table:style-name="ro15">
          <table:table-cell office:value-type="float" office:value="20">
            <text:p>20</text:p>
          </table:table-cell>
          <table:table-cell office:value-type="string">
            <text:p>Caterer can create a new meal package</text:p>
          </table:table-cell>
          <table:table-cell office:value-type="string">
            <text:p>Caterer can create meal packages that users can view and order for. Caterer will also include the minimum and maximum number of people for to which the package applies</text:p>
          </table:table-cell>
        </table:table-row>
        <table:table-row table:style-name="ro14">
          <table:table-cell office:value-type="float" office:value="21">
            <text:p>21</text:p>
          </table:table-cell>
          <table:table-cell office:value-type="string">
            <text:p>Caterer can manage his created meal packages</text:p>
          </table:table-cell>
          <table:table-cell office:value-type="string">
            <text:p>Caterer can edit/delete the meal packages created by himself. If a package is edited, the changes will not apply to orders placed previous to the editing.</text:p>
          </table:table-cell>
        </table:table-row>
        <table:table-row table:style-name="ro16">
          <table:table-cell office:value-type="float" office:value="22">
            <text:p>22</text:p>
          </table:table-cell>
          <table:table-cell office:value-type="string">
            <text:p>Caterer can view list of orders placed for meals created by him</text:p>
          </table:table-cell>
          <table:table-cell office:value-type="string">
            <text:p>All orders for any of the caterer's meals along with the status should be shown to him. </text:p>
          </table:table-cell>
        </table:table-row>
        <table:table-row table:style-name="ro10">
          <table:table-cell office:value-type="float" office:value="23">
            <text:p>23</text:p>
          </table:table-cell>
          <table:table-cell office:value-type="string">
            <text:p>Caterer can accept an order placed for his meal</text:p>
          </table:table-cell>
          <table:table-cell office:value-type="string">
            <text:p>On the order details page, the caterer can Accept the order indicating that he has accepted to deliver that meal to the respective sales rep</text:p>
          </table:table-cell>
        </table:table-row>
        <table:table-row table:style-name="ro10">
          <table:table-cell office:value-type="float" office:value="24">
            <text:p>24</text:p>
          </table:table-cell>
          <table:table-cell office:value-type="string">
            <text:p>Caterer can reject the order placed for his meal</text:p>
          </table:table-cell>
          <table:table-cell office:value-type="string">
            <text:p>On the order details page, the caterer can Reject the order indicating that he has won't be able to deliver this meal to the respective sales rep</text:p>
          </table:table-cell>
        </table:table-row>
        <table:table-row table:style-name="ro12">
          <table:table-cell office:value-type="float" office:value="25">
            <text:p>25</text:p>
          </table:table-cell>
          <table:table-cell office:value-type="string">
            <text:p>Caterer can give reason for rejecting an order </text:p>
          </table:table-cell>
          <table:table-cell office:value-type="string">
            <text:p>While rejecting an order, the caterer should enter a reason for rejection which sales rep should be able to see in his mail</text:p>
          </table:table-cell>
        </table:table-row>
        <table:table-row table:style-name="ro17">
          <table:table-cell office:value-type="float" office:value="26">
            <text:p>26</text:p>
          </table:table-cell>
          <table:table-cell office:value-type="string">
            <text:p>Caterer can view orders assigned to him by the LunchCompanion admin</text:p>
          </table:table-cell>
          <table:table-cell office:value-type="string">
            <text:p>Caterer should be able to filter the orders to view the ones coming from the LunchCompanion admin. There will not be any status attached with these ones. If the caterer feels he cannot accept it, he will need to contact the admin offline and ask him to reassign the order to another caterer.</text:p>
          </table:table-cell>
        </table:table-row>
        <table:table-row table:style-name="ro18">
          <table:table-cell office:value-type="float" office:value="27">
            <text:p>27</text:p>
          </table:table-cell>
          <table:table-cell office:value-type="string">
            <text:p>Caterer can view details of an order placed for his meal</text:p>
          </table:table-cell>
          <table:table-cell office:value-type="string">
            <text:p>Caterer can click on any order in the list to see the order details.</text:p>
          </table:table-cell>
        </table:table-row>
        <table:table-row table:style-name="ro19">
          <table:table-cell office:value-type="float" office:value="28">
            <text:p>28</text:p>
          </table:table-cell>
          <table:table-cell office:value-type="string">
            <text:p>Caterer can not accept an order that has been pending for more than 24 hours</text:p>
          </table:table-cell>
          <table:table-cell office:value-type="string">
            <text:p>If caterer does not accept/rejects an order within 24 hours of assigning it, it gets auto-rejected. </text:p>
          </table:table-cell>
        </table:table-row>
        <table:table-row table:style-name="ro13">
          <table:table-cell office:value-type="float" office:value="29">
            <text:p>29</text:p>
          </table:table-cell>
          <table:table-cell office:value-type="string">
            <text:p>Caterer can decide the amount of tip and shipping charges to be included with a meal package</text:p>
          </table:table-cell>
          <table:table-cell office:value-type="string">
            <text:p>At the time of creating a meal, caterer will include the shipping changes and suggested tip amount along with the actual amount of the meal. </text:p>
          </table:table-cell>
        </table:table-row>
        <table:table-row table:style-name="ro16">
          <table:table-cell office:value-type="float" office:value="30">
            <text:p>30</text:p>
          </table:table-cell>
          <table:table-cell office:value-type="string">
            <text:p>Caterer can view the feedback posted by users on his created meals</text:p>
          </table:table-cell>
          <table:table-cell office:value-type="string">
            <text:p>Caterer can view the feedback and star rating given by users on the meal details page.</text:p>
          </table:table-cell>
        </table:table-row>
        <table:table-row table:style-name="ro15">
          <table:table-cell office:value-type="float" office:value="31">
            <text:p>31</text:p>
          </table:table-cell>
          <table:table-cell office:value-type="string">
            <text:p>Caterer can get automatically paid for the order one hour after the exact time of delivery</text:p>
          </table:table-cell>
          <table:table-cell office:value-type="string">
            <text:p>The amount will be auto-transferred in caterer's account exactly after one hour of time of delivery (if the LunchCompanion admin has not cancelled it). </text:p>
          </table:table-cell>
        </table:table-row>
        <table:table-row table:style-name="ro20">
          <table:table-cell office:value-type="float" office:value="32">
            <text:p>32</text:p>
          </table:table-cell>
          <table:table-cell office:value-type="string">
            <text:p>LunchCompanion can signin to admin panel</text:p>
          </table:table-cell>
          <table:table-cell office:value-type="string">
            <text:p>LunchComapnion admin needs to signin with correct credentials to do any of the admin actions</text:p>
          </table:table-cell>
        </table:table-row>
        <table:table-row table:style-name="ro21">
          <table:table-cell office:value-type="float" office:value="33">
            <text:p>33</text:p>
          </table:table-cell>
          <table:table-cell office:value-type="string">
            <text:p>LunchCompanion admin can view all orders placed in the application </text:p>
          </table:table-cell>
          <table:table-cell office:value-type="string">
            <text:p>LunchCompanion admin can view a list of all orders in the system along with their status. He can view which accepted order is assigned to which caterer in this list.He can cancel an order at any time before the exact time of delivery. </text:p>
          </table:table-cell>
        </table:table-row>
        <table:table-row table:style-name="ro20">
          <table:table-cell office:value-type="float" office:value="34">
            <text:p>34</text:p>
          </table:table-cell>
          <table:table-cell office:value-type="string">
            <text:p>LunchCompanion admin can view the list of order requests</text:p>
          </table:table-cell>
          <table:table-cell office:value-type="string">
            <text:p>LunchCompanion admin can filter all unassigned requests to view and take action on them</text:p>
          </table:table-cell>
        </table:table-row>
        <table:table-row table:style-name="ro22">
          <table:table-cell office:value-type="float" office:value="35">
            <text:p>35</text:p>
          </table:table-cell>
          <table:table-cell office:value-type="string">
            <text:p>LunchCompanion admin can assign an order request to a caterer</text:p>
          </table:table-cell>
          <table:table-cell office:value-type="string">
            <text:p>LunchCompanion admin can assign a request for an order to any of the caterers (after confirming with him offline).He can re-assign any of the orders to another caterer anytime before 24 hours to the time of delivery.</text:p>
          </table:table-cell>
        </table:table-row>
        <table:table-row table:style-name="ro13">
          <table:table-cell office:value-type="float" office:value="36">
            <text:p>36</text:p>
          </table:table-cell>
          <table:table-cell office:value-type="string">
            <text:p>LunchCompanion admin can decide the % amount of commission to be taken from the final invoice of any order</text:p>
          </table:table-cell>
          <table:table-cell office:value-type="string">
            <text:p>LunchCompanion admin can provide a % amount that will be deducted from each order's final payment and transferred to his account.</text:p>
          </table:table-cell>
        </table:table-row>
        <table:table-row table:style-name="ro17">
          <table:table-cell office:value-type="float" office:value="37">
            <text:p>37</text:p>
          </table:table-cell>
          <table:table-cell office:value-type="string">
            <text:p>LunchCompanion admin can view and manage all users (sales rep and caterers in the system)</text:p>
          </table:table-cell>
          <table:table-cell office:value-type="string">
            <text:p>LunchCompanion admin can view/edit/add/delete/deactivate any sales rep/caterer from the application. He can view how many orders have been placed by each orderHe can view how many orders have been attended by each caterer along with whether they were accepted/rejected</text:p>
          </table:table-cell>
        </table:table-row>
        <table:table-row table:style-name="ro13">
          <table:table-cell office:value-type="float" office:value="38">
            <text:p>38</text:p>
          </table:table-cell>
          <table:table-cell office:value-type="string">
            <text:p>LunchCompanion admin can manage the site settings for the application</text:p>
          </table:table-cell>
          <table:table-cell office:value-type="string">
            <text:p>Site settings will include meta-tags, meta-keywords Email for admin mailsAdmin password changeNewsletters</text:p>
          </table:table-cell>
        </table:table-row>
        <table:table-row table:style-name="ro9">
          <table:table-cell office:value-type="float" office:value="39">
            <text:p>39</text:p>
          </table:table-cell>
          <table:table-cell office:value-type="string">
            <text:p>LunchCompanion admin can manage the static pages of the application </text:p>
          </table:table-cell>
          <table:table-cell office:value-type="string">
            <text:p>LunchCompanion admin static pages including About page, Contact page</text:p>
          </table:table-cell>
        </table:table-row>
        <table:table-row table:style-name="ro12">
          <table:table-cell office:value-type="float" office:value="40">
            <text:p>40</text:p>
          </table:table-cell>
          <table:table-cell office:value-type="string">
            <text:p>LunchCompanion admin can change the tip amount included for the final invoice of the meal</text:p>
          </table:table-cell>
          <table:table-cell office:value-type="string">
            <text:p>LunchCompanion admin can cancel and change payment for an accepted order anytime before exactly one hour from delivery.</text:p>
          </table:table-cell>
        </table:table-row>
        <table:table-row table:style-name="ro23">
          <table:table-cell office:value-type="float" office:value="41">
            <text:p>41</text:p>
          </table:table-cell>
          <table:table-cell office:value-type="string">
            <text:p>LunchCompanion admin can view a report of the business done for each month</text:p>
          </table:table-cell>
          <table:table-cell office:value-type="string">
            <text:p>LunchCompanion admin can view report including - The total amount incoming to the LunchCompanion at the end of each monthThe total amount that sales reps paid in each month.The total amount for LunchCompanion coming from each caterer in that month</text:p>
          </table:table-cell>
        </table:table-row>
        <table:table-row table:style-name="ro24">
          <table:table-cell office:value-type="float" office:value="42">
            <text:p>42</text:p>
          </table:table-cell>
          <table:table-cell office:value-type="string">
            <text:p>LunchCompanion admin can receive the part of payment for every order </text:p>
          </table:table-cell>
          <table:table-cell office:value-type="string">
            <text:p>LunchComapnion will have a part of payment transferred to his account from payment of each order based on the percentage specified by admin. He can change this amount anytime and the payments occurring after that will consider the chnages along with it</text:p>
          </table:table-cell>
        </table:table-row>
        <table:table-row table:style-name="ro23">
          <table:table-cell office:value-type="float" office:value="43">
            <text:p>43</text:p>
          </table:table-cell>
          <table:table-cell office:value-type="string">
            <text:p>Sales rep should be able to get conditional rewards </text:p>
          </table:table-cell>
          <table:table-cell office:value-type="string">
            <text:p>If the total order amount of the sales rep (all orders till date taken together) crosses $100, he will get 1 point of reward. When the point-count reaches 10, he gets automatic discount of $100 on his next order. If the next order is of value equal to or less than $100, then the discount will not apply.</text:p>
          </table:table-cell>
        </table:table-row>
      </table:table>
      <table:table table:name="Sheet2" table:style-name="ta1">
        <table:table-column table:style-name="co1" table:default-cell-style-name="Default"/>
        <table:table-row table:style-name="ro25">
          <table:table-cell/>
        </table:table-row>
      </table:table>
      <table:table table:name="Sheet3" table:style-name="ta1">
        <table:table-column table:style-name="co1" table:default-cell-style-name="Default"/>
        <table:table-row table:style-name="ro2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bonise </meta:initial-creator>
    <meta:creation-date>2013-12-26T17:03:30</meta:creation-date>
    <dc:date>2013-12-26T21:27:41</dc:date>
    <dc:creator>webonise </dc:creator>
    <meta:editing-duration>PT4H9M1S</meta:editing-duration>
    <meta:editing-cycles>1</meta:editing-cycles>
    <meta:document-statistic meta:table-count="3" meta:cell-count="114" meta:object-count="0"/>
    <meta:generator>LibreOffice/3.5$Linux_X86_64 LibreOffice_project/350m1$Build-2</meta:generator>
  </office:meta>
</office:document-meta>
</file>